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P1" style:family="paragraph">
      <style:text-properties fo:font-size="50pt" style:font-size-asian="50pt" style:font-size-complex="50pt"/>
    </style:style>
    <style:style style:name="P2" style:family="paragraph">
      <loext:graphic-properties draw:fill="none"/>
      <style:text-properties fo:font-size="50pt" style:font-size-asian="50pt" style:font-size-complex="50pt"/>
    </style:style>
    <style:style style:name="T1" style:family="text">
      <style:text-properties fo:color="#2e86c1" loext:opacity="100%" style:font-name="Inter" fo:font-size="50pt" fo:font-weight="bold" style:font-size-asian="50pt" style:font-weight-asian="bold" style:font-size-complex="50pt" style:font-weight-complex="bold"/>
    </style:style>
    <style:style style:name="T2" style:family="text">
      <style:text-properties fo:color="#1e8449" loext:opacity="100%" style:font-name="Inter"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93cm" svg:height="2.389cm" svg:x="0.064cm" svg:y="0.151cm">
          <draw:text-box>
            <text:p text:style-name="P1"><text:span text:style-name="T1">S</text:span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692cm" fo:page-height="2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07:40:34.443860781</meta:creation-date>
    <dc:date>2026-02-21T17:36:50.777541659</dc:date>
    <meta:editing-duration>PT2H34M27S</meta:editing-duration>
    <meta:editing-cycles>4</meta:editing-cycles>
    <meta:generator>LibreOffice/24.2.7.2$Linux_X86_64 LibreOffice_project/420$Build-2</meta:generator>
    <meta:document-statistic meta:object-count="1"/>
  </office:meta>
</office:document-meta>
</file>